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style:text-underline-style="none" fo:font-weight="normal" style:font-weight-asian="normal" style:font-weight-complex="normal"/>
    </style:style>
    <style:style style:name="P2" style:family="paragraph" style:parent-style-name="Preformatted_20_Text">
      <style:text-properties style:text-underline-style="solid" style:text-underline-width="auto" style:text-underline-color="font-color" fo:font-weight="bold" style:font-weight-asian="bold" style:font-weight-complex="bold"/>
    </style:style>
    <style:style style:name="P3" style:family="paragraph" style:parent-style-name="Preformatted_20_Text">
      <style:paragraph-properties fo:margin-top="0in" fo:margin-bottom="0.1965in"/>
    </style:style>
    <style:style style:name="P4" style:family="paragraph" style:parent-style-name="Heading_20_2">
      <style:paragraph-properties fo:break-before="page"/>
    </style:style>
    <style:style style:name="P5" style:family="paragraph" style:parent-style-name="Heading_20_2">
      <style:paragraph-properties fo:break-before="page"/>
      <style:text-properties style:text-underline-style="none" fo:font-weight="bold" style:font-weight-asian="bold" style:font-weight-complex="bold"/>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Text_20_body">
      <style:paragraph-properties fo:margin-top="0in" fo:margin-bottom="0in"/>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text-properties style:text-underline-style="none" fo:font-weight="normal" style:font-weight-asian="normal" style:font-weight-complex="normal"/>
    </style:style>
    <style:style style:name="P12" style:family="paragraph" style:parent-style-name="Text_20_body" style:list-style-name="L3">
      <style:text-properties style:text-underline-style="none" fo:font-weight="normal" style:font-weight-asian="normal" style:font-weight-complex="normal"/>
    </style:style>
    <style:style style:name="P13" style:family="paragraph" style:parent-style-name="Text_20_body">
      <style:text-properties style:text-underline-style="solid" style:text-underline-width="auto" style:text-underline-color="font-color"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margin-top="0in" fo:margin-bottom="0in"/>
    </style:style>
    <style:style style:name="P16" style:family="paragraph" style:parent-style-name="Preformatted_20_Text">
      <style:text-properties style:text-underline-style="none" fo:font-weight="normal" style:font-weight-asian="normal" style:font-weight-complex="normal"/>
    </style:style>
    <style:style style:name="P17" style:family="paragraph" style:parent-style-name="Preformatted_20_Text" style:list-style-name="L4">
      <style:text-properties style:text-underline-style="none" fo:font-weight="normal" style:font-weight-asian="normal" style:font-weight-complex="normal"/>
    </style:style>
    <style:style style:name="P18" style:family="paragraph" style:parent-style-name="Preformatted_20_Text">
      <style:text-properties style:text-underline-style="solid" style:text-underline-width="auto" style:text-underline-color="font-color" fo:font-weight="bold" style:font-weight-asian="bold" style:font-weight-complex="bold"/>
    </style:style>
    <style:style style:name="P19" style:family="paragraph" style:parent-style-name="Preformatted_20_Text">
      <style:paragraph-properties fo:margin-top="0in" fo:margin-bottom="0.1965in"/>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style:text-underline-style="none" fo:font-weight="normal" style:font-weight-asian="normal" style:font-weight-complex="normal"/>
    </style:style>
    <style:style style:name="P22" style:family="paragraph" style:parent-style-name="Heading_20_2">
      <style:paragraph-properties fo:break-before="page"/>
      <style:text-properties style:text-underline-style="none" fo:font-weight="bold" style:font-weight-asian="bold" style:font-weight-complex="bold"/>
    </style:style>
    <style:style style:name="P23" style:family="paragraph" style:parent-style-name="Heading_20_2">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
        <text:section text:style-name="Sect1" text:name="post">
          <text:section text:style-name="Sect1" text:name="post-10397">
            <text:h text:style-name="Heading_20_2" text:outline-level="2">Find the Minimum length Unsorted Subarray, sorting which makes the complete array sorted</text:h>
            <text:p text:style-name="Text_20_body">1) If the input array is [10, 12, 20, 30, 25, 40, 32, 31, 35, 50, 60], your program should be able to find that the subarray lies between the indexes 3 and 8.</text:p>
            <text:p text:style-name="Text_20_body">2) If the input array is [0, 1, 15, 25, 6, 7, 30, 40, 50], your program should be able to find that the subarray lies between the indexes 2 and 5.</text:p>
            <text:p text:style-name="Text_20_body"><text:span text:style-name="Strong_20_Emphasis">Solution:</text:span><text:line-break/><text:span text:style-name="Strong_20_Emphasis">1) Find the candidate unsorted subarray </text:span><text:line-break/>a) Scan from left to right and find the first element which is greater than the next element. Let <text:span text:style-name="Emphasis">s </text:span>be the index of such an element. In the above example 1, <text:span text:style-name="Emphasis">s </text:span>is 3 (index of 30).<text:line-break/>b) Scan from right to left and find the first element (first in right to left order) which is smaller than the next element (next in right to left order). Let <text:span text:style-name="Emphasis">e </text:span>be the index of such an element. In the above example 1, e is 7 (index of 31).</text:p>
            <text:p text:style-name="Text_20_body"><text:span text:style-name="Strong_20_Emphasis">2) Check whether sorting the candidate unsorted subarray makes the complete array sorted or not. If not, then include more elements in the subarray.</text:span><text:line-break/>a) Find the minimum and maximum values in <text:span text:style-name="Emphasis">arr[s..e]</text:span>. Let minimum and maximum values be <text:span text:style-name="Emphasis">min </text:span>and <text:span text:style-name="Emphasis">max</text:span>. <text:span text:style-name="Emphasis">min </text:span>and <text:span text:style-name="Emphasis">max </text:span>for [30, 25, 40, 32, 31] are 25 and 40 respectively.<text:line-break/>b) Find the first element (if there is any) in <text:span text:style-name="Emphasis">arr[0..s-1]</text:span> which is greater than <text:span text:style-name="Emphasis">min</text:span>, change <text:span text:style-name="Emphasis">s </text:span>to index of this element. There is no such element in above example 1.<text:line-break/>c) Find the last element (if there is any) in <text:span text:style-name="Emphasis">arr[e+1..n-1] </text:span>which is smaller than max, change <text:span text:style-name="Emphasis">e </text:span>to index of this element. In the above example 1, e is changed to 8 (index of 35)</text:p>
            <text:p text:style-name="Text_20_body"><text:span text:style-name="Strong_20_Emphasis">3) Print </text:span><text:span text:style-name="Strong_20_Emphasis"><text:span text:style-name="Emphasis">s </text:span></text:span><text:span text:style-name="Strong_20_Emphasis">and </text:span><text:span text:style-name="Strong_20_Emphasis"><text:span text:style-name="Emphasis">e</text:span></text:span><text:span text:style-name="Strong_20_Emphasis">.</text:span></text:p>
            <text:p text:style-name="Text_20_body"/>
            <text:p text:style-name="Text_20_body"><text:bookmark text:name="menu"/></text:p>
            <text:section text:style-name="Sect1" text:name="Section1">
              <text:p text:style-name="Standard"><text:bookmark text:name="content"/></text:p>
              <text:section text:style-name="Sect1" text:name="Section2">
                <text:p text:style-name="Standard"><text:bookmark text:name="post"/></text:p>
                <text:section text:style-name="Sect1" text:name="post-116144">
                  <text:h text:style-name="Heading_20_2" text:outline-level="2"/>
                  <text:h text:style-name="P4" text:outline-level="2">Find the maximum repeating number in O(n) time and O(1) extra space</text:h>
                </text:section>
              </text:section>
            </text:section>
            <text:p text:style-name="Standard">Given an array of size <text:span text:style-name="Emphasis">n</text:span>, the array contains numbers in range from 0 to <text:span text:style-name="Emphasis">k-1</text:span> where <text:span text:style-name="Emphasis">k</text:span> is a positive integer and <text:span text:style-name="Emphasis">k &lt;= n.</text:span> Find the maximum repeating number in this array.<text:bookmark text:name="more-116144"/> For example, let <text:span text:style-name="Emphasis">k</text:span> be 10 the given array be <text:span text:style-name="Emphasis">arr[] </text:span>= {1, 2, 2, 2, 0, 2, 0, 2, 3, 8, 0, 9, 2, 3}, the maximum repeating number would be 2. Expected <text:span text:style-name="T1">time complexity is </text:span><text:span text:style-name="Emphasis"><text:span text:style-name="T1">O(n)</text:span></text:span><text:span text:style-name="Emphasis"> </text:span>and <text:span text:style-name="T1">extra space allowed is </text:span><text:span text:style-name="Emphasis"><text:span text:style-name="T1">O(1)</text:span></text:span>. Modifications to array are allowed. </text:p>
            <text:p text:style-name="Text_20_body"/>
            <text:list xml:id="list19025569241" text:style-name="L1">
              <text:list-item>
                <text:p text:style-name="P9">All the elements are in the range 0 to k-1.</text:p>
              </text:list-item>
              <text:list-item>
                <text:p text:style-name="P9">Scan the array once and increment the element by k considering the element as index.</text:p>
              </text:list-item>
              <text:list-item>
                <text:p text:style-name="P9">Find the max. element from the array and print its index. It will be the maximum repeating element of the array.</text:p>
              </text:list-item>
              <text:list-item>
                <text:p text:style-name="P9">Get back the array by taking all the elements %k because we have added k to the element so %k will give us the element back.</text:p>
              </text:list-item>
            </text:list>
            <text:p text:style-name="Text_20_body">If you still didnt get the logic then more explanation and example, see below :</text:p>
            <text:p text:style-name="Text_20_body"/>
            <text:p text:style-name="Text_20_body">Let us understand the approach with a simple example where<text:span text:style-name="Emphasis"> arr[]</text:span> = {2, 3, 3, 5, 3, 4, 1, 7}, <text:span text:style-name="Emphasis">k </text:span>= 8, <text:span text:style-name="Emphasis">n </text:span>= 8 (number of elements in arr[]).</text:p>
            <text:p text:style-name="Text_20_body"><text:span text:style-name="Strong_20_Emphasis">1)</text:span> Iterate though input array <text:span text:style-name="Emphasis">arr[]</text:span>, for every element <text:span text:style-name="Emphasis">arr[i]</text:span>, increment <text:span text:style-name="Emphasis">arr[arr[i]%k]</text:span> by <text:span text:style-name="Emphasis">k</text:span> (<text:span text:style-name="Emphasis">arr[]</text:span> becomes {2, 11, 11, 29, 11, 12, 1, 15 })</text:p>
            <text:p text:style-name="Text_20_body"><text:span text:style-name="Strong_20_Emphasis">2)</text:span> Find the maximum value in the modified array (maximum value is 29). Index of the maximum value is the maximum repeating element (index of 29 is 3).</text:p>
            <text:p text:style-name="Text_20_body"><text:span text:style-name="Strong_20_Emphasis">3)</text:span> If we want to get the original array back, we can iterate through the array one more time and do <text:span text:style-name="Emphasis">arr[i] = arr[i] % k</text:span> where <text:span text:style-name="Emphasis">i </text:span>varies from 0 to <text:span text:style-name="Emphasis">n-1</text:span>.</text:p>
            <text:p text:style-name="Text_20_body"/>
            <text:h text:style-name="Heading_20_2" text:outline-level="2"/>
            <text:h text:style-name="P4" text:outline-level="2">Merge Overlapping Intervals</text:h>
            <text:p text:style-name="Standard">Given a set of time intervals in any order, merge all overlapping intervals into one and output the result which should have only mutually exclusive intervals. Let the intervals be represented as pairs of integers for simplicity. <text:bookmark text:name="more-116020"/><text:line-break/>For example, let the given set of intervals be {{1,3}, {2,4}, {5,7}, {6,8} }. The intervals {1,3} and {2,4} overlap with each other, so they should be merged and become {1, 4}. Similarly {5, 7} and {6, 8} should be merged and become {5, 8}</text:p>
            <text:p text:style-name="Text_20_body"/>
            <text:p text:style-name="Text_20_body">Logic:</text:p>
            <text:list xml:id="list1491454108" text:style-name="L2">
              <text:list-item>
                <text:p text:style-name="P10">Sort the array by starting time.</text:p>
              </text:list-item>
              <text:list-item>
                <text:p text:style-name="P10">Now your work will be done in single linear scan.</text:p>
              </text:list-item>
              <text:list-item>
                <text:p text:style-name="P10">Take first element. Check its finish time with the starting time of the next element in the array. </text:p>
                <text:list>
                  <text:list-item>
                    <text:p text:style-name="P10">If the finish time is greater than the interval is overlapping so we can merge.</text:p>
                  </text:list-item>
                  <text:list-item>
                    <text:p text:style-name="P10">Now check the finish time of second one with starting time of third one.</text:p>
                  </text:list-item>
                  <text:list-item>
                    <text:p text:style-name="P10">When it does not overlap, print the starting time of first interval and finish time of last one. </text:p>
                  </text:list-item>
                  <text:list-item>
                    <text:p text:style-name="P10">Repeat again from the interval when you didnt find the overlapping for the whole array.</text:p>
                  </text:list-item>
                </text:list>
              </text:list-item>
            </text:list>
            <text:p text:style-name="Text_20_body"/>
            <text:p text:style-name="Text_20_body">TC : O(nlogn) <text:tab/>(because of sorting)</text:p>
            <text:p text:style-name="Text_20_body">SC : O(1)<text:tab/><text:tab/>(no space in linear scan.. no considering the space for sorting)</text:p>
            <text:section text:style-name="Sect1" text:name="Section3">
              <text:section text:style-name="Sect1" text:name="Section4">
                <text:section text:style-name="Sect1" text:name="post-10982">
                  <text:h text:style-name="P4" text:outline-level="2">Rearrange positive and negative numbers in O(n) time and O(1) extra space</text:h>
                </text:section>
              </text:section>
            </text:section>
            <text:p text:style-name="Text_20_body">An array contains both positive and negative numbers in random order. Rearrange the array elements so that positive and negative numbers are placed alternatively.</text:p>
            <text:p text:style-name="Standard"><text:bookmark text:name="more-10982"/>Number of positive and negative numbers need not be equal. </text:p>
            <text:p text:style-name="Standard">If there are more positive numbers they appear at the end of the array. </text:p>
            <text:p text:style-name="Standard">If there are more negative numbers, they too appear in the end of the array.</text:p>
            <text:p text:style-name="Text_20_body"/>
            <text:p text:style-name="Text_20_body">For example, if the input array is [-1, 2, -3, 4, 5, 6, -7, 8, 9], then the output should be [9, -7, 8, -3, 5, -1, 2, 4, 6]</text:p>
            <text:p text:style-name="Text_20_body"/>
            <text:p text:style-name="P6">Soln:</text:p>
            <text:list xml:id="list190147824" text:style-name="L3">
              <text:list-item>
                <text:p text:style-name="P12">separate positive and negative numbers using partition process.</text:p>
              </text:list-item>
              <text:list-item>
                <text:p text:style-name="P12">So all negative numbers are placed before positive numbers. </text:p>
              </text:list-item>
              <text:list-item>
                <text:p text:style-name="P12">we start from the first negative number and first positive number, and swap every alternate negative number with next positive number.</text:p>
                <text:list>
                  <text:list-item>
                    <text:p text:style-name="P12">i.e. Increment index for -ve by 2 and index for +ve by 1 and</text:p>
                    <text:list>
                      <text:list-item>
                        <text:p text:style-name="P12"><text:s/>keep swaping the elements if they are of oppposite sign.</text:p>
                      </text:list-item>
                    </text:list>
                  </text:list-item>
                </text:list>
              </text:list-item>
            </text:list>
            <text:h text:style-name="P5" text:outline-level="2">Pancake sorting</text:h>
            <text:p text:style-name="P8"/>
            <text:section text:style-name="Sect1" text:name="post-content">
              <text:p text:style-name="Text_20_body">Given an an unsorted array, sort the given array. You are allowed to do only following operation on array. </text:p>
              <text:p text:style-name="P3">flip(arr, i): Reverse array from 0 to i </text:p>
              <text:p text:style-name="Text_20_body">The goal is to sort the sequence in as few reversals as possible. </text:p>
              <text:p text:style-name="Text_20_body">The idea is to do something similar to <text:a xlink:type="simple" xlink:href="http://en.wikipedia.org/wiki/Selection_sort" office:target-frame-name="_blank" xlink:show="new">Selection Sort</text:a>. </text:p>
              <text:p text:style-name="Text_20_body">We one by one place maximum element at the end and reduce the size of current array by one. </text:p>
              <text:p text:style-name="Text_20_body">Following are the detailed steps. Let given array be arr[] and size of array be n.<text:line-break/>1) Start from current size equal to n and reduce current size by one while it’s greater than 1. Let the current size be curr_size. Do following for every curr_size<text:line-break/>……a) Find index of the maximum element in arr[0..curr_szie-1]. Let the index be ‘mi’<text:line-break/>……b) Call flip(arr, mi)<text:line-break/>……c) Call flip(arr, curr_size-1)</text:p>
            </text:section>
            <text:p text:style-name="P7"/>
            <text:p text:style-name="P7">VIDEO IS THERE IN THE array FOLDER... PLEASE WATCH IT CAREFULLY.. YOU WILL GET WHOLE IDEA IN JUST A MINUTE.</text:p>
            <text:h text:style-name="P5" text:outline-level="2">Counting Sort</text:h>
            <text:section text:style-name="Sect1" text:name="Section5">
              <text:p text:style-name="Text_20_body"><text:bookmark text:name="post-content"/><text:a xlink:type="simple" xlink:href="http://en.wikipedia.org/wiki/Counting_sort">Counting sort</text:a> is a sorting technique based on keys between a specific range.<text:bookmark text:name="more-115936"/> It works by counting the number of objects having distinct key values (kind of hashing). Then doing some arithmetic to calculate the position of each object in the output sequence.</text:p>
              <text:p text:style-name="Text_20_body">Let us understand it with the help of an example. </text:p>
              <text:p text:style-name="Preformatted_20_Text">For simplicity, consider the data in the range 0 to 9. </text:p>
              <text:p text:style-name="Preformatted_20_Text">Input data: 1, 4, 1, 2, 7, 5, 2</text:p>
              <text:p text:style-name="Preformatted_20_Text"><text:s text:c="2"/>1) Take a count array to store the count of each unique object.</text:p>
              <text:p text:style-name="Preformatted_20_Text"><text:s text:c="2"/>Index: <text:s text:c="4"/>0 <text:s/>1 <text:s/>2 <text:s/>3 <text:s/>4 <text:s/>5 <text:s/>6 <text:s/>7 <text:s/>8 <text:s/>9</text:p>
              <text:p text:style-name="Preformatted_20_Text"><text:s text:c="2"/>Count: <text:s text:c="4"/>0 <text:s/>2 <text:s/>2 <text:s/>0 <text:s text:c="2"/>1 <text:s/>1 <text:s/>0 <text:s/>1 <text:s/>0 <text:s/>0</text:p>
              <text:p text:style-name="Preformatted_20_Text"/>
              <text:p text:style-name="Preformatted_20_Text"><text:s text:c="2"/>2) Modify the count array such that each element at each index </text:p>
              <text:p text:style-name="Preformatted_20_Text"><text:s text:c="2"/>stores the sum of previous counts. </text:p>
              <text:p text:style-name="Preformatted_20_Text"><text:bookmark-start text:name="__DdeLink__494_850538704"/><text:s text:c="2"/>Index: <text:s text:c="4"/>0 <text:s/>1 <text:s/>2 <text:s/>3 <text:s/>4 <text:s/>5 <text:s/>6 <text:s/>7 <text:s/>8 <text:s/>9</text:p>
              <text:p text:style-name="Preformatted_20_Text"><text:s text:c="2"/>Count: <text:s text:c="4"/>0 <text:s/>2 <text:s/>4 <text:s/>4 <text:s/>5 <text:s/>6 <text:s/>6 <text:s/>7 <text:s/>7 <text:s/>7<text:bookmark-end text:name="__DdeLink__494_850538704"/></text:p>
              <text:p text:style-name="Preformatted_20_Text"/>
              <text:p text:style-name="Preformatted_20_Text">The modified count array indicates the position of each object in </text:p>
              <text:p text:style-name="Preformatted_20_Text">the output sequence.</text:p>
              <text:p text:style-name="Preformatted_20_Text"><text:s/></text:p>
              <text:p text:style-name="Preformatted_20_Text"><text:s text:c="2"/>3) Output each object from the input sequence followed by </text:p>
              <text:p text:style-name="Preformatted_20_Text"><text:s text:c="2"/>decreasing its count by 1.</text:p>
              <text:p text:style-name="Preformatted_20_Text"><text:s text:c="2"/>Process the input data: 1, 4, 1, 2, 7, 5, 2. Position of 1 is 2.</text:p>
              <text:p text:style-name="Preformatted_20_Text"><text:s text:c="2"/>Put data 1 at index 2 in output. Decrease count by 1 to place </text:p>
              <text:p text:style-name="P3"><text:s text:c="2"/>next data 1 at an index 1 smaller than this index.</text:p>
            </text:section>
            <text:p text:style-name="P7">e.g. </text:p>
            <text:p text:style-name="P7">Now we process input array.</text:p>
            <text:p text:style-name="P7">1</text:p>
            <text:p text:style-name="P7">Initially</text:p>
            <text:p text:style-name="Preformatted_20_Text"><text:s text:c="2"/>Index: <text:s text:c="4"/>0 <text:s/>1 <text:s/>2 <text:s/>3 <text:s/>4 <text:s/>5 <text:s/>6 <text:s/>7 <text:s/>8 <text:s/>9</text:p>
            <text:p text:style-name="P1"><text:s text:c="2"/>Count: <text:s text:c="4"/>0 <text:s/>2 <text:s/>4 <text:s/>4 <text:s/>5 <text:s/>6 <text:s/>6 <text:s/>7 <text:s/>7 <text:s/>7</text:p>
            <text:p text:style-name="P1"/>
            <text:p text:style-name="P1">Here the count is of 1 is 2. Put 1 at index=(count-1)=(2-1)=1 in output</text:p>
            <text:p text:style-name="P1">and decrement count of 1 in count array.</text:p>
            <text:p text:style-name="P1"/>
            <text:p text:style-name="P1">So now</text:p>
            <text:p text:style-name="P1"/>
            <text:p text:style-name="Preformatted_20_Text"><text:s text:c="2"/>Index: <text:s text:c="4"/>0 <text:s/>1 <text:s/>2 <text:s/>3 <text:s/>4 <text:s/>5 <text:s/>6 <text:s/>7 <text:s/>8 <text:s/>9</text:p>
            <text:p text:style-name="P1"><text:s text:c="2"/>Count: <text:s text:c="4"/>0 <text:s/>1 <text:s/>4 <text:s/>4 <text:s/>5 <text:s/>6 <text:s/>6 <text:s/>7 <text:s/>7 <text:s/>7</text:p>
            <text:p text:style-name="P1"/>
            <text:p text:style-name="P1">Repeat this for all the elements of input array..</text:p>
            <text:p text:style-name="P1">Output array will have the sorted sequence.</text:p>
            <text:p text:style-name="P1"/>
            <text:p text:style-name="P2">NOTES:</text:p>
            <text:p text:style-name="P1"/>
            <text:p text:style-name="P1">THIS ALGORITHM REDUCES THE TIME COMPLEXITY IF THE RANGE OF THE ELEMENTS IS FIXED </text:p>
            <text:p text:style-name="P1"/>
            <text:p text:style-name="P1">FOR EXAMPLE.. SORTING THE STRING. ONLY 255 IS THE RANGE..</text:p>
            <text:p text:style-name="P1"/>
            <text:p text:style-name="P7"><text:span text:style-name="Strong_20_Emphasis">Time Complexity:</text:span> O(n+k) where n is the number of elements in input array and k is the range of input.<text:line-break/><text:span text:style-name="Strong_20_Emphasis">Auxiliary Space:</text:span> O(n+k)</text:p>
            <text:p text:style-name="P7"/>
            <text:p text:style-name="Text_20_body"><text:soft-page-break/><text:span text:style-name="Strong_20_Emphasis">Points to be noted:</text:span><text:line-break/><text:span text:style-name="Strong_20_Emphasis">1.</text:span> Counting sort is efficient if the range of input data is not significantly greater than the number of objects to be sorted. Consider the situation where the input sequence is between range 1 to 10K and the data is 10, 5, 10K, 5K.<text:line-break/><text:span text:style-name="Strong_20_Emphasis">2.</text:span> It is not a comparison based sorting. It running time complexity is O(n) with space proportional to the range of data.<text:line-break/><text:span text:style-name="Strong_20_Emphasis">3.</text:span> It is often used as a sub-routine to another sorting algorithm like radix sort.<text:line-break/><text:span text:style-name="Strong_20_Emphasis">4.</text:span> Counting sort uses a partial hashing to count the occurrence of the data object in O(1).<text:line-break/><text:span text:style-name="Strong_20_Emphasis">5.</text:span> Counting sort can be extended to work for negative inputs also.</text:p>
            <text:p text:style-name="Text_20_body"><text:span text:style-name="Strong_20_Emphasis">Exercise:</text:span><text:line-break/><text:span text:style-name="Strong_20_Emphasis">1.</text:span> Modify above code to sort the input data in the range from M to N.<text:line-break/><text:span text:style-name="Strong_20_Emphasis">2.</text:span> Modify above code to sort negative input data.<text:line-break/><text:span text:style-name="Strong_20_Emphasis">3.</text:span> Is counting sort stable and online?<text:line-break/><text:span text:style-name="Strong_20_Emphasis">4. </text:span>Thoughts on parallelizing the counting sort algorithm.</text:p>
            <text:p text:style-name="P1"/>
            <text:p text:style-name="P1"/>
            <text:h text:style-name="P23" text:outline-level="2"><text:span text:style-name="T2">Block swap algorithm for array rotation</text:span></text:h>
            <text:section text:style-name="Sect1" text:name="Section6">
              <text:p text:style-name="Text_20_body"><text:bookmark text:name="post-content1"/>Write a function rotate(ar[], d, n) that rotates arr[] of size n by d elements.<text:line-break/><text:bookmark text:name="more-2878"/><text:line-break/><draw:frame draw:style-name="fr1" draw:name="graphics1" text:anchor-type="as-char" svg:width="4.1146in" svg:height="0.6043in" draw:z-index="0"><draw:image xlink:href="http://geeksforgeeks.org/wp-content/uploads/2009/11/Array1.gif" xlink:type="simple" xlink:show="embed" xlink:actuate="onLoad"/><svg:title>Array</svg:title></draw:frame></text:p>
              <text:p text:style-name="Text_20_body">Rotation of the above array by 2 will make array </text:p>
              <text:p text:style-name="Text_20_body"><draw:frame draw:style-name="fr1" draw:name="graphics2" text:anchor-type="as-char" svg:width="4.1146in" svg:height="0.5417in" draw:z-index="1"><draw:image xlink:href="http://geeksforgeeks.org/wp-content/uploads/2009/11/ArrayRotation1.gif" xlink:type="simple" xlink:show="embed" xlink:actuate="onLoad"/><svg:title>ArrayRotation1</svg:title></draw:frame></text:p>
            </text:section>
            <text:p text:style-name="P1"/>
            <text:p text:style-name="P1">SOLUTION :</text:p>
            <text:p text:style-name="P1"/>
            <text:list xml:id="list298999661" text:style-name="L4">
              <text:list-item>
                <text:p text:style-name="P17">Reverse arr[0..d-1].</text:p>
              </text:list-item>
              <text:list-item>
                <text:p text:style-name="P17">Reverse arr[d..n-1].</text:p>
              </text:list-item>
              <text:list-item>
                <text:p text:style-name="P17">Reverse arr[0..n-1].</text:p>
              </text:list-item>
            </text:list>
            <text:p text:style-name="P1"/>
            <text:p text:style-name="P1">TC : O(n)</text:p>
            <text:p text:style-name="P1">SC : O(1)</text:p>
            <text:h text:style-name="P23" text:outline-level="2"><text:span text:style-name="T2">Sort a nearly sorted (or K sorted) array</text:span></text:h>
            <text:section text:style-name="Sect1" text:name="Section7">
              <text:p text:style-name="Text_20_body"><text:bookmark text:name="post-content2"/>Given an array of n elements, where each element is at most k away from its target position, devise an algorithm that sorts in O(n log k) time. <text:bookmark text:name="more-23494"/><text:line-break/>For example, let us consider k is 2, an element at index 7 in the sorted array, can be at indexes 5, 6, 7, 8, 9 in the given array.</text:p>
            </text:section>
            <text:p text:style-name="P1"/>
            <text:p text:style-name="P1"><text:span text:style-name="T5">Solution</text:span> :</text:p>
            <text:p text:style-name="P1"/>
            <text:p text:style-name="P7">We can sort such arrays<text:span text:style-name="Strong_20_Emphasis"> more efficiently with the help of Heap data structure</text:span>. Following is the detailed process that uses Heap.<text:line-break/>1) Create a Min Heap of size k+1 with first k+1 elements. This will take O(k) time (See <text:a xlink:type="simple" xlink:href="http://www.geeksforgeeks.org/archives/12580">this GFact</text:a>)<text:line-break/>2) One by one remove min element from heap, put it in result array, and add a new element to heap from remaining elements.</text:p>
            <text:p text:style-name="Text_20_body">Removing an element and adding a new element to min heap will take Logk time. So overall complexity will be O(k) + O((n-k)*logK)</text:p>
            <text:p text:style-name="P1"/>
            <text:p text:style-name="P1">Another solution but adds some cost to it.</text:p>
            <text:p text:style-name="P1"/>
            <text:p text:style-name="P1">We can also <text:span text:style-name="Strong_20_Emphasis">use a Balanced Binary Search Tree</text:span> instead of Heap to store K+1 elements. The <text:a xlink:type="simple" xlink:href="http://www.geeksforgeeks.org/archives/17679">insert </text:a>and <text:a xlink:type="simple" xlink:href="http://www.geeksforgeeks.org/archives/18009">delete </text:a>operations on Balanced BST also take O(Logk) time. So Balanced BST based method will also take O(nLogk) time, but the Heap bassed method seems to be more efficient as the minimum element will always be at root. Also, Heap doesn’t need extra space for left and right pointers.</text:p>
            <text:h text:style-name="P4" text:outline-level="2"><text:span text:style-name="T3">Count smaller elements on right side</text:span></text:h>
            <text:section text:style-name="Sect1" text:name="Section8">
              <text:p text:style-name="Text_20_body"><text:bookmark text:name="post-content3"/>Write a function to count number of smaller elements on right of each element in an array. <text:bookmark text:name="more-17235"/>Given an unsorted array arr[] of distinct integers, construct another array countSmaller[] such that countSmaller[i] contains count of smaller elements on right side of each element arr[i] in array.</text:p>
              <text:p text:style-name="Text_20_body">Examples:</text:p>
              <text:p text:style-name="Preformatted_20_Text">Input: <text:s text:c="2"/>arr[] = <text:s/>{12, 1, 2, 3, 0, 11, 4}</text:p>
              <text:p text:style-name="Preformatted_20_Text">Output: <text:s/>countSmaller[] <text:s/>= <text:s/>{6, 1, 1, 1, 0, 1, 0} </text:p>
              <text:p text:style-name="Preformatted_20_Text"/>
              <text:p text:style-name="Preformatted_20_Text">(Corner Cases)</text:p>
              <text:p text:style-name="Preformatted_20_Text">Input: <text:s text:c="2"/>arr[] = <text:s/>{5, 4, 3, 2, 1}</text:p>
              <text:p text:style-name="Preformatted_20_Text">Output: <text:s/>countSmaller[] <text:s/>= <text:s/>{4, 3, 2, 1, 0} </text:p>
              <text:p text:style-name="Preformatted_20_Text"/>
              <text:p text:style-name="Preformatted_20_Text">Input: <text:s text:c="2"/>arr[] = <text:s/>{1, 2, 3, 4, 5}</text:p>
              <text:p text:style-name="P3">Output: <text:s/>countSmaller[] <text:s/>= <text:s/>{0, 0, 0, 0, 0}</text:p>
            </text:section>
            <text:p text:style-name="P6">SOLUTION<text:span text:style-name="T3">:</text:span></text:p>
            <text:p text:style-name="P7">A Self Balancing Binary Search Tree (AVL, Red Black,.. etc) can be used to get the solution in O(nLogn) time complexity. We can augment these trees so that every node N contains size the subtree rooted with N. We have used AVL tree in the following implementation.</text:p>
            <text:p text:style-name="Text_20_body">We traverse the array from right to left and insert all elements one by one in an AVL tree. </text:p>
            <text:p text:style-name="Text_20_body">While inserting a new key in an AVL tree, we first compare the key with root. </text:p>
            <text:p text:style-name="Text_20_body">If key is greater than root, then it is greater than all the nodes in left subtree of root. So we add the size of left subtree to the count of smaller element for the key being inserted. </text:p>
            <text:p text:style-name="Text_20_body">We recursively follow the same approach for all nodes down the root.</text:p>
            <text:p text:style-name="P1"/>
            <text:p text:style-name="P1">Time Complexity: O(nLogn)<text:line-break/>Auxiliary Space: O(n)</text:p>
            <text:h text:style-name="P21" text:outline-level="2">Linked List vs Array</text:h>
            <text:section text:style-name="Sect1" text:name="Section9">
              <text:p text:style-name="Text_20_body"><text:bookmark text:name="post-content4"/><text:span text:style-name="Strong_20_Emphasis">Difficulty Level:</text:span> Rookie</text:p>
              <text:p text:style-name="Text_20_body">Both Arrays and <text:a xlink:type="simple" xlink:href="http://en.wikipedia.org/wiki/Linked_list">Linked List</text:a> can be used to store linear data of similar types, but they both have some advantages and disadvantages over each other. <text:bookmark text:name="more-10245"/></text:p>
              <text:p text:style-name="Text_20_body">Following are the points in favour of Linked Lists.</text:p>
              <text:p text:style-name="Text_20_body">(1) The size of the arrays is fixed: So we must know the upper limit on the number of elements in advance. Also, generally, the allocated memory is equal to the upper limit irrespective of the usage, and in practical uses, upper limit is rarely reached.</text:p>
              <text:p text:style-name="Text_20_body">(2) Inserting a new element in an array of elements is expensive, because room has to be created for the new elements and to create room existing elements have to shifted. </text:p>
              <text:p text:style-name="Text_20_body">For example, suppose we maintain a sorted list of IDs in an array id[]. </text:p>
              <text:p text:style-name="Text_20_body">id[] = [1000, 1010, 1050, 2000, 2040, .....]. </text:p>
              <text:p text:style-name="Text_20_body">And if we want to insert a new ID 1005, then to maintain the sorted order, we have to move all the elements after 1000 (excluding 1000). </text:p>
              <text:p text:style-name="Text_20_body">Deletion is also expensive with arrays until unless some special techniques are used. For example, to delete 1010 in id[], everything after 1010 has to be moved.</text:p>
              <text:p text:style-name="Text_20_body">So Linked list provides following two advantages over arrays<text:line-break/>1) Dynamic size<text:line-break/>2) Ease of insertion/deletion</text:p>
              <text:p text:style-name="Text_20_body">Linked lists have following drawbacks:<text:line-break/>1) Random access is not allowed. We have to access elements sequentially starting from the first node. So we cannot do binary search with linked lists.<text:line-break/>2) Extra memory space for a pointer is required with each element of the list.<text:line-break/>3) Arrays have better cache locality that can make a pretty big difference in performance. </text:p>
              <text:p text:style-name="Text_20_body">Please also see <text:a xlink:type="simple" xlink:href="http://geeksforgeeks.org/forum/topic/tcs-interview-question-for-software-engineerdeveloper-fresher-about-linked-lists#post-18153">this </text:a>thread.</text:p>
              <text:p text:style-name="Text_20_body">References:<text:line-break/><text:a xlink:type="simple" xlink:href="http://cslibrary.stanford.edu/103/LinkedListBasics.pdf">http://cslibrary.stanford.edu/103/LinkedListBasics.pdf</text:a></text:p>
            </text:section>
            <text:p text:style-name="P1"/>
            <text:section text:style-name="Sect1" text:name="Section10">
              <text:section text:style-name="Sect1" text:name="Section11">
                <text:section text:style-name="Sect1" text:name="post-117551">
                  <text:h text:style-name="P4" text:outline-level="2">Sort elements by frequency</text:h>
                </text:section>
              </text:section>
            </text:section>
            <text:p text:style-name="P1">Print the elements of an array in the decreasing frequency if 2 numbers have same frequency then print the one which came 1st<text:line-break/>E.g. 2 5 2 8 5 6 8 8 output: 8 8 8 2 2 5 5 6.</text:p>
            <text:p text:style-name="P7"><text:span text:style-name="Strong_20_Emphasis"/></text:p>
            <text:p text:style-name="P7"><text:span text:style-name="Strong_20_Emphasis">SOLUTION:</text:span></text:p>
            <text:p text:style-name="P7"><text:span text:style-name="Strong_20_Emphasis">1)</text:span> Create a BST and while creating BST maintain the count i,e frequency of each coming element in same BST. This step may take O(nLogn) time if a self balancing BST is used.<text:line-break/><text:span text:style-name="Strong_20_Emphasis">2)</text:span> Do Inorder traversal of BST and store every element and count of each element in an auxiliary array. Let us call the auxiliary array as ‘count[]‘. Note that every element of this array is element and frequency pair. This step takes O(n) time.<text:line-break/><text:span text:style-name="Strong_20_Emphasis">3)</text:span> Sort ‘count[]‘ according to frequency of the elements. This step takes O(nLohn) time if a O(nLogn) sorting algorithm is used.<text:line-break/><text:span text:style-name="Strong_20_Emphasis">4) </text:span>Traverse through the sorted array ‘count[]‘. For each element x, print it ‘freq’ times where ‘freq’ is frequency of x. This step takes O(n) time.</text:p>
            <text:p text:style-name="Text_20_body">Overall time complexity of the algorithm can be minimum O(nLogn) if we use a O(nLogn) sorting algorithm and use a self balancing BST with O(Logn) insert operation.</text:p>
            <text:p text:style-name="P1"/>
            <text:p text:style-name="P1"><text:span text:style-name="Strong_20_Emphasis">Exercise:</text:span><text:line-break/>The above implementation doesn’t guarantee original order of elements with same frequency (for example, 4 comes before 5 in input, but 4 comes after 5 in output). Extend the implementation to maintain original order. For example, if two elements have same frequency then print the one which came 1st in input array.</text:p>
            <text:h text:style-name="P23" text:outline-level="2"><text:span text:style-name="T2">Median in a stream of integers (running integers)</text:span></text:h>
            <text:section text:style-name="Sect1" text:name="Section13">
              <text:p text:style-name="Text_20_body"><text:bookmark text:name="post-content6"/>Given that integers are read from a data stream. Find median of elements read so for in efficient way. For simplicity assume there are no duplicates. For example, let us consider the stream 5, 15, 1, 3 …</text:p>
              <text:p text:style-name="Preformatted_20_Text">After reading 1st element of stream - 5 -&gt; median - 5</text:p>
              <text:p text:style-name="Preformatted_20_Text">After reading 2nd element of stream - 5, 15 -&gt; median - 10</text:p>
              <text:p text:style-name="Preformatted_20_Text">After reading 3rd element of stream - 5, 15, 1 -&gt; median - 5</text:p>
              <text:p text:style-name="P3">After reading 4th element of stream - 5, 15, 1, 3 -&gt; median - 4, so on...</text:p>
              <text:p text:style-name="Text_20_body">Making it clear, when the input size is odd, we take the middle element of sorted data. If the input size is even, we pick average of middle two elements in sorted stream.</text:p>
              <text:p text:style-name="Text_20_body">Note that output is <text:span text:style-name="Emphasis">effective median</text:span> of integers read from the stream so far. Such an algorithm is called online algorithm. Any algorithm that can guarantee output of <text:span text:style-name="Emphasis">i</text:span>-elements after processing <text:span text:style-name="Emphasis">i</text:span>-th element, is said to be <text:span text:style-name="Strong_20_Emphasis"><text:span text:style-name="Emphasis">online algorithm</text:span></text:span>.</text:p>
            </text:section>
            <text:p text:style-name="P1"/>
            <text:p text:style-name="P1"/>
            <text:p text:style-name="P2">SOLUTION:</text:p>
            <text:p text:style-name="P2"/>
            <text:p text:style-name="P7">At every node of BST, maintain number of elements in the subtree rooted at that node. We can use a node as root of simple binary tree, whose left child is self balancing BST with elements less than root and right child is self balancing BST with elements greater than root. The root element always holds <text:span text:style-name="Emphasis">effective median</text:span>.</text:p>
            <text:p text:style-name="Text_20_body">If left and right subtrees contain same number of elements, root node holds average of left and right subtree root data. Otherwise, root contains same data as the root of subtree which is having more elements. After processing an incoming element, the left and right subtrees (BST) are differed utmost by 1.</text:p>
            <text:p text:style-name="Text_20_body">Self balancing BST is costly in managing balancing factor of BST. However, they provide sorted data which we don’t need. We need median only. The next method make use of Heaps to trace median.</text:p>
            <text:p text:style-name="Text_20_body"><text:span text:style-name="Strong_20_Emphasis"><text:span text:style-name="T6">Use of </text:span></text:span><text:span text:style-name="T4">Heaps</text:span></text:p>
            <text:p text:style-name="Text_20_body">Similar to balancing BST above, we can use a max heap on left side to represent elements that are less than <text:span text:style-name="Emphasis">effective median</text:span>, and a min heap on right side to represent elements that are greater than <text:span text:style-name="Emphasis">effective median</text:span>.</text:p>
            <text:p text:style-name="Text_20_body">After processing an incoming element, the number of elements in heaps differ utmost by 1 element. When both heaps contain same number of elements, we pick average of heaps root data as <text:span text:style-name="Emphasis">effective median</text:span>. When the heaps are not balanced, we select <text:span text:style-name="Emphasis">effective median</text:span> from the root of heap containing more elements.</text:p>
            <text:p text:style-name="Text_20_body">Each time it takes O(logn) time to find median because updation of atleast 1 heap tree and atmost 2 heap trees.</text:p>
            <text:p text:style-name="P1"><text:span text:style-name="Strong_20_Emphasis">Time Complexity:</text:span> If we omit the way how stream was read, complexity of median finding is <text:span text:style-name="Emphasis"><text:span text:style-name="Strong_20_Emphasis">O(N log N)</text:span></text:span>, as we need to read the stream, and due to heap insertions/deletions.</text:p>
            <text:h text:style-name="P21" text:outline-level="2">k largest(or smallest) elements in an array | added Min Heap method</text:h>
            <text:section text:style-name="Sect1" text:name="Section12">
              <text:p text:style-name="Text_20_body"><text:bookmark text:name="post-content5"/><text:span text:style-name="Strong_20_Emphasis">Question: </text:span>Write an efficient program for printing k largest elements in an array. Elements in array can be in any order.<text:bookmark text:name="more-2392"/></text:p>
              <text:p text:style-name="Text_20_body">For example, if given array is [1, 23, 12, 9, 30, 2, 50] and you are asked for the largest 3 elements i.e., k = 3 then your program should print 50, 30 and 23.</text:p>
            </text:section>
            <text:p text:style-name="P7">1) Build a Min Heap MH of the first k elements (arr[0] to arr[k-1]) of the given array. O(k)</text:p>
            <text:p text:style-name="Text_20_body">2) For each element, after the kth element (arr[k] to arr[n-1]), compare it with root of MH.<text:line-break/>……a) If the element is greater than the root then make it root and call <text:a xlink:type="simple" xlink:href="http://www.personal.kent.edu/%7Ermuhamma/Algorithms/MyAlgorithms/Sorting/heapSort.htm">heapify </text:a>for MH<text:line-break/>……b) Else ignore it.<text:line-break/>// The step 2 is O((n-k)*logk)</text:p>
            <text:p text:style-name="Text_20_body">3) Finally, MH has k largest elements and root of the MH is the kth largest element.</text:p>
            <text:p text:style-name="Text_20_body">Time Complexity: O(k + (n-k)Logk) without sorted output. If sorted output is needed then O(k + (n-k)Logk + kLogk)</text:p>
            <text:p text:style-name="P1"/>
            <text:p text:style-name="P1"/>
            <text:h text:style-name="P5" text:outline-level="2">Find the point where a monotonically increasing function becomes positive first time</text:h>
            <text:section text:style-name="Sect1" text:name="Section14">
              <text:p text:style-name="Text_20_body"><text:bookmark text:name="post-content7"/>Given a function ‘int f(unsigned int x)’ which takes a <text:span text:style-name="Strong_20_Emphasis">non-negative integer</text:span> ‘x’ as input and returns an <text:span text:style-name="Strong_20_Emphasis">integer </text:span>as output. <text:bookmark text:name="more-118626"/>The function is monotonically increasing with respect to value of x, i.e., the value of f(x+1) is greater than f(x) for every input x. Find the value ‘n’ where f() becomes positive for the first time. Since f() is monotonically increasing, values of f(n+1), f(n+2),… must be positive and values of f(n-2), f(n-3), .. must be negative.<text:line-break/>Find n in O(logn) time, you may assume that f(x) can be evaluated in O(1) time for any input x.</text:p>
              <text:p text:style-name="Text_20_body">A <text:span text:style-name="Strong_20_Emphasis">simple solution</text:span> is to start from i equals to 0 and one by one calculate value of f(i) for 1, 2, 3, 4 .. etc until we find a positive f(i). This works, but takes O(n) time.</text:p>
              <text:p text:style-name="Text_20_body"><text:span text:style-name="Strong_20_Emphasis">Can we apply Binary Search to find n in O(Logn) time?</text:span> We can’t directly apply Binary Search as we don’t have an upper limit or high index. The idea is to do repeated doubling until we find a positive value, i.e., check values of f() for following values until f(i) becomes positive. </text:p>
              <text:p text:style-name="Preformatted_20_Text"><text:s text:c="2"/>f(0) </text:p>
              <text:p text:style-name="Preformatted_20_Text"><text:s text:c="2"/>f(1)</text:p>
              <text:p text:style-name="Preformatted_20_Text"><text:s text:c="2"/>f(2)</text:p>
              <text:p text:style-name="Preformatted_20_Text"><text:s text:c="2"/>f(4)</text:p>
              <text:p text:style-name="Preformatted_20_Text"><text:s text:c="2"/>f(8)</text:p>
              <text:p text:style-name="Preformatted_20_Text"><text:s text:c="2"/>f(16)</text:p>
              <text:p text:style-name="Preformatted_20_Text"><text:s text:c="2"/>f(32)</text:p>
              <text:p text:style-name="Preformatted_20_Text"><text:s text:c="2"/>....</text:p>
              <text:p text:style-name="Preformatted_20_Text"><text:s text:c="2"/>....</text:p>
              <text:p text:style-name="Preformatted_20_Text"><text:s text:c="2"/>f(high)</text:p>
              <text:p text:style-name="P3">Let 'high' be the value of i when f() becomes positive for first time.</text:p>
              <text:p text:style-name="Text_20_body">Can we apply Binary Search to find n after finding ‘high’? We can apply Binary Search now, we can use ‘high/2′ as low and ‘high’ as high indexes in binary search. The result n must lie between ‘high/2′ and ‘high’.</text:p>
              <text:p text:style-name="Text_20_body">Number of steps for finding ‘high’ is O(Logn). So we can find ‘high’ in O(Logn) time. What about time taken by Binary Search between high/2 and high? The value of ‘high’ must be less than 2*n. The number of elements between high/2 and high must be O(n). Therefore, time complexity of Binary Search is O(Logn) and overall time complexity is 2*O(Logn) which is O(Logn).</text:p>
            </text:section>
            <text:p text:style-name="P1"/>
            <text:h text:style-name="P5" text:outline-level="2">Arrange given numbers to form the biggest number</text:h>
            <text:p text:style-name="P8"/>
            <text:section text:style-name="Sect1" text:name="Section15">
              <text:p text:style-name="Text_20_body"><text:bookmark text:name="post-content8"/>Given an array of numbers, arrange them in a way that yields the largest value. For example, if the given numbers are {54, 546, 548, 60}, the arrangement 6054854654 gives the largest value.<text:bookmark text:name="more-114732"/> And if the given numbers are {1, 34, 3, 98, 9, 76, 45, 4}, then the arrangement 998764543431 gives the largest value.</text:p>
              <text:p text:style-name="Text_20_body"/>
              <text:p text:style-name="Text_20_body"><text:span text:style-name="T5">Solution</text:span><text:span text:style-name="T1"> :</text:span></text:p>
              <text:p text:style-name="P14">Sort the array but only twist is explained below..</text:p>
            </text:section>
            <text:p text:style-name="P1">Use any comparison based sorting algorithm. </text:p>
            <text:p text:style-name="P1"/>
            <text:p text:style-name="P1">In the used sorting algorithm, instead of using the default comparison, write a comparison function myCompare() and use it to sort numbers. </text:p>
            <text:p text:style-name="P1"/>
            <text:p text:style-name="P1">Given two numbers X and Y, how should myCompare() decide which number to put first – we compare two numbers XY (Y appended at the end of X) and YX (X appended at the end of Y). </text:p>
            <text:p text:style-name="P1"/>
            <text:p text:style-name="P1">If XY is larger, then X should come before Y in output, else Y should come before. For example, let X and Y be 542 and 60. To compare X and Y, we compare 54260 and 60542. Since 60542 is greater than 54260, we put Y first.</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 style:font-size-asian="10pt" style:font-name-complex="Lohit Hindi"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jas </meta:initial-creator>
    <meta:creation-date>2012-11-30T23:06:40</meta:creation-date>
    <dc:date>2013-08-11T23:42:59</dc:date>
    <dc:creator>tejas </dc:creator>
    <meta:editing-duration>P2DT20H52M30S</meta:editing-duration>
    <meta:editing-cycles>54</meta:editing-cycles>
    <meta:generator>LibreOffice/3.5$Linux_x86 LibreOffice_project/350m1$Build-202</meta:generator>
    <meta:document-statistic meta:table-count="0" meta:image-count="2" meta:object-count="0" meta:page-count="16" meta:paragraph-count="191" meta:word-count="3863" meta:character-count="20692" meta:non-whitespace-character-count="16812"/>
  </office:meta>
</office:document-meta>
</file>